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c5550" officeooo:paragraph-rsid="001c5550" style:font-size-asian="8pt" style:font-size-complex="8pt"/>
    </style:style>
    <style:style style:name="P2" style:family="paragraph" style:parent-style-name="Preformatted_20_Text">
      <style:text-properties fo:font-size="8pt" officeooo:rsid="001de868" officeooo:paragraph-rsid="001de868"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soll im Rahmen eines Gesamtprojekts ein Softwaresystem zur Reservierung von Hotelzimmern entwickelt werden. Das System besteht aus einem zentralen Proxyserver als Backend, mit welchem native Apps fuer iOS und Android verbunden werden. Der Proxyserver wird weiterhin mit externen Datendiensten verbunden um Verfuegbarkeiten und Preise von Hotelzimmern zu erhalten sowie Reservierungsdaten weiterzureichen. </text:p>
      <text:p text:style-name="P2">Im Rahmen dieses Teilprojekts soll die Serversoftware mit den Schnittstellen zum mobilen Client entwickelt werden. Grundlage der Arbeit ist ein detailliert ausgearbeiteter grafischer Entwurf, in welchem die einzelnen Screens der Apps dargestellt werden und aus welchem die noetige Kommunikation zwischen App und Proxy ermittelt werden soll (welche Information wird wann in welchem Format benoetigt).</text:p>
      <text:p text:style-name="P2">Die mobile App, welche separat im Rahmen des Gesamtprojekts in unserem Hause entwickelt werden soll, ermoeglicht eine Hotelzimmerreservierung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Daten an das entsprechende Hotel versendet. Eine Hotelsuche findet nicht statt, das System wird individuell an einzelne Hotels angepasst. </text:p>
      <text:p text:style-name="P2">Die zu erarbeitende Software soll mittels Symfony Framework in PHP entwickelt werden, als Datenbankmanagementsystem soll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Durchfuehrungsphase (29h)</text:p>
      <text:p text:style-name="P2"><text:s text:c="4"/>5)<text:tab/>Qualitaetsmanagement (13h)</text:p>
      <text:p text:style-name="P2"><text:s text:c="4"/>6)<text:tab/>Ue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Implementierung der Praesentation (view) (12h)</text:p>
      <text:p text:style-name="P2"/>
      <text:p text:style-name="P2"><text:s text:c="4"/>zu 5)<text:tab/>- <text:s text:c="2"/>Qualitaetsmanagement</text:p>
      <text:p text:style-name="P2">- <text:s text:c="2"/>Erstellen von Modultests (13h)</text:p>
      <text:p text:style-name="P2"/>
      <text:p text:style-name="P2"><text:s text:c="4"/>zu 6)<text:tab/>- <text:s text:c="2"/>Uebergabe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text:p text:style-name="P2"><text:soft-page-break/>---------------------------------------------------------------------</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30 Euro/Stunde <text:s text:c="17"/>10 Euro/Stunde</text:p>
      <text:p text:style-name="P2">= <text:s text:c="30"/>=</text:p>
      <text:p text:style-name="P2">2100 Euro <text:s text:c="22"/>700 Euro</text:p>
      <text:p text:style-name="P2"/>
      <text:p text:style-name="P2">Kostenvorteil für das Unternehmen:</text:p>
      <text:p text:style-name="P2">140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1T15:31:44.136000000</dc:date>
    <meta:editing-duration>PT6M39S</meta:editing-duration>
    <meta:editing-cycles>5</meta:editing-cycles>
    <meta:generator>LibreOffice/5.1.1.3$Windows_X86_64 LibreOffice_project/89f508ef3ecebd2cfb8e1def0f0ba9a803b88a6d</meta:generator>
    <meta:document-statistic meta:table-count="0" meta:image-count="0" meta:object-count="0" meta:page-count="2" meta:paragraph-count="66" meta:word-count="523" meta:character-count="4261" meta:non-whitespace-character-count="3583"/>
  </office:meta>
</office:document-meta>
</file>